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Bau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19, 1897</text:p>
      <text:p text:style-name="P5">Month<text:tab/><text:tab/><text:tab/><text:tab/><text:tab/><text:tab/>October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Young Men's Hebrew Association,/</text:p>
      <text:p text:style-name="P2">No. 933 NORTH BROAD STREET./</text:p>
      <text:p text:style-name="P3">Philadelphia, Oct 19 1897/</text:p>
      <text:p text:style-name="P2">Rev. Dr. S. Morais./</text:p>
      <text:p text:style-name="P2"><text:tab/>Dear Sir/</text:p>
      <text:p text:style-name="P2"><text:tab/><text:tab/>In reply to your favor of the 14th inst/ would say, that if your Daughters are members of the/ Womens Branch, it will not be necessary for them to/ use your ticket, as members of that Branch are/ entitled to all the priveleges[sic!] of the association, and/ can attend all entertainments &amp;c. on presentation of their/ card of membership./</text:p>
      <text:p text:style-name="P2">Regarding the ticket which was sent to you would say/ that, inasmuch as you have been affiliated with the/ association for so many years, and do not now attend/ any of the affairs, the Board of Directors desired to enroll/ you among the Honorary Members, and therefore requested me/ to send you Card of Membership./</text:p>
      <text:p text:style-name="P2">In view of this fact, I take the liberty of returning to you/ the five dollars, and ask you to kindly retain <text:soft-page-break/>ticket./ <text:s/>I remain, yours very Truly,/ Jacob Bauer,/ sec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5:03:33.57</meta:creation-date>
    <dc:date>2012-01-11T15:11:08.72</dc:date>
    <dc:creator>Penn Libraries</dc:creator>
    <meta:editing-duration>PT00H07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329" meta:character-count="2210"/>
  </office:meta>
</office:document-meta>
</file>